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Maker.add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faceMaker.ad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faceMaker.Interface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Mak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faceMake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Maker.generateClass( ClassVisito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erfaceMake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Make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Maker.add( Signature sig , Type [ ] 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